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441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2.893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6.85cm" fo:min-width="8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solid" draw:fill-color="#b3b3b3" draw:opacity="50%" draw:textarea-horizontal-align="justify" draw:textarea-vertical-align="middle" draw:auto-grow-height="false" fo:min-height="7.762cm" fo:min-width="21.212cm" fo:padding-top="0.175cm" fo:padding-bottom="0.175cm" fo:padding-left="0.3cm" fo:padding-right="0.3cm" draw:shadow-opacity="50%"/>
    </style:style>
    <style:style style:name="gr9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2.889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4" draw:id="id4" draw:layer="layout" svg:width="1.2cm" svg:height="1.1cm" svg:x="16.6cm" svg:y="10.7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2cm" svg:height="1.1cm" svg:x="16.6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2.2cm" svg:height="13.8cm" svg:x="1.3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41cm" svg:height="1.431cm" svg:x="1.9cm" svg:y="1.1cm">
          <draw:text-box>
            <text:p><text:span text:style-name="T1">CPU</text:span></text:p>
          </draw:text-box>
        </draw:frame>
        <draw:custom-shape draw:style-name="gr2" draw:text-style-name="P1" draw:layer="layout" svg:width="10.6cm" svg:height="13.8cm" svg:x="14.9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93cm" svg:height="1.431cm" svg:x="15.5cm" svg:y="1.1cm">
          <draw:text-box>
            <text:p><text:span text:style-name="T1">Memory</text:span></text:p>
          </draw:text-box>
        </draw:frame>
        <draw:custom-shape draw:style-name="gr5" draw:text-style-name="P1" draw:layer="layout" svg:width="7.9cm" svg:height="2.6cm" svg:x="16.2cm" svg:y="3.2cm">
          <text:p text:style-name="P3"><text:span text:style-name="T1">Program cod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9cm" svg:height="3.7cm" svg:x="16.2cm" svg:y="8.8cm">
          <text:p text:style-name="P3"><text:span text:style-name="T1">Cal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8.6cm" svg:height="7.2cm" svg:x="3.3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6.992cm" svg:height="2.1cm" svg:x="4.1cm" svg:y="11.7cm">
          <text:p text:style-name="P3"><text:span text:style-name="T1">Stack 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6.992cm" svg:height="2.1cm" svg:x="4.1cm" svg:y="8.9cm">
          <text:p text:style-name="P3"><text:span text:style-name="T1">Program cou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1.092cm" svg:y1="9.95cm" svg:x2="16.6cm" svg:y2="4.85cm" draw:start-shape="id1" draw:start-glue-point="1" draw:end-shape="id2" draw:end-glue-point="3" svg:d="M11092 9950c4170 0 1416-5100 5508-5100" svg:viewBox="0 0 5509 5101">
          <text:p/>
        </draw:connector>
        <draw:connector draw:style-name="gr7" draw:text-style-name="P1" draw:layer="layout" draw:type="curve" svg:x1="11.092cm" svg:y1="12.75cm" svg:x2="16.6cm" svg:y2="11.25cm" draw:start-shape="id3" draw:start-glue-point="1" draw:end-shape="id4" draw:end-glue-point="3" svg:d="M11092 12750c4170 0 1416-1500 5508-1500" svg:viewBox="0 0 5509 1501">
          <text:p/>
        </draw:connector>
        <draw:frame draw:style-name="gr3" draw:text-style-name="P2" draw:layer="layout" svg:width="4.048cm" svg:height="1.431cm" svg:x="3.952cm" svg:y="6.669cm">
          <draw:text-box>
            <text:p><text:span text:style-name="T1">Registers</text:span></text:p>
          </draw:text-box>
        </draw:frame>
        <draw:custom-shape draw:style-name="gr8" draw:text-style-name="P1" draw:layer="layout" svg:width="22.4cm" svg:height="8.7cm" svg:x="2.4cm" svg:y="6.5cm"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2493.12031300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3.489cm" svg:height="1.431cm" svg:x="20.4cm" svg:y="13.469cm">
          <draw:text-box>
            <text:p><text:span text:style-name="T1">Con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22T20:23:04.029382855</meta:creation-date>
    <dc:date>2014-09-02T12:35:26.755453018</dc:date>
    <meta:editing-duration>PT28M52S</meta:editing-duration>
    <meta:editing-cycles>37</meta:editing-cycles>
    <meta:generator>LibreOffice/4.3.1.2$Linux_X86_64 LibreOffice_project/430m0$Build-2</meta:generator>
    <meta:document-statistic meta:object-count="16"/>
  </office:meta>
</office:document-meta>
</file>